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Capturer.targetFinished( Buil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ogCapturer.getDebugLo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Capturer.messageLogged( BuildEvent ev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LogCapturer.LogCapturer( Project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gCapturer.getErrLo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Capturer.getWarnLo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Capturer.buildStarted( Buil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ogCapturer.buildFinished( BuildEvent ev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gCapturer.targetStarted( Buil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ogCapturer.taskFinished( Buil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ogCapturer.taskStarted( Buil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ogCapturer.getVerboseLo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Capturer.getInfoLo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